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1DC18C15041DA9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d467" officeooo:paragraph-rsid="0015d467"/>
    </style:style>
    <style:style style:name="fr1" style:family="graphic" style:parent-style-name="Graphics">
      <style:graphic-properties fo:margin-left="0.199cm" fo:margin-right="0cm" fo:margin-top="0cm" fo:margin-bottom="0.199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draw:frame draw:style-name="fr1" draw:name="Bild350" text:anchor-type="char" svg:y="0.06cm" svg:width="5.001cm" svg:height="5.121cm" draw:z-index="0"><draw:image xlink:href="Pictures/1000000100000040000000401DC18C15041DA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Marathi" style:font-family-complex="'Lohit Marathi'" style:language-complex="zxx" style:country-complex="none"/>
    </style:style>
    <style:style style:name="Graphics" style:family="graphic">
      <style:graphic-properties svg:width="0.423cm" svg:height="0.423cm" text:anchor-type="paragraph" svg:x="1.304cm" svg:y="0.064cm" fo:margin-left="0cm" fo:margin-right="0.101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4:32:50.928795948</meta:creation-date>
    <dc:date>2021-09-22T16:09:33.604885629</dc:date>
    <meta:editing-duration>PT54S</meta:editing-duration>
    <meta:editing-cycles>3</meta:editing-cycles>
    <meta:generator>LibreOfficeDev/7.3.0.0.alpha0$Linux_X86_64 LibreOffice_project/549f4291cfdbfc1ad592bdc7b92e78f42d1d08da</meta:generator>
    <meta:document-statistic meta:table-count="0" meta:image-count="1" meta:object-count="0" meta:page-count="1" meta:paragraph-count="1" meta:word-count="1" meta:character-count="3" meta:non-whitespace-character-count="3"/>
  </office:meta>
</office:document-meta>
</file>